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20pt" fo:letter-spacing="normal" fo:font-style="normal" fo:font-weight="normal" style:font-size-asian="20pt" style:font-size-complex="20pt"/>
    </style:style>
    <style:style style:name="P3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20pt" fo:letter-spacing="normal" fo:font-style="normal" fo:font-weight="normal" officeooo:paragraph-rsid="000f871c" style:font-size-asian="20pt" style:font-size-complex="20pt"/>
    </style:style>
    <style:style style:name="P4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20pt" fo:letter-spacing="normal" fo:font-style="normal" fo:font-weight="normal" officeooo:rsid="00117654" officeooo:paragraph-rsid="00117654" style:font-size-asian="20pt" style:font-size-complex="20pt"/>
    </style:style>
    <style:style style:name="P5" style:family="paragraph" style:parent-style-name="Text_20_body" style:list-style-name="L1">
      <style:paragraph-properties fo:margin-left="0.1563in" fo:margin-right="0in" fo:orphans="2" fo:widows="2" fo:text-indent="0in" style:auto-text-indent="false"/>
      <style:text-properties fo:font-variant="normal" fo:text-transform="none" fo:color="#222222" style:font-name="arial" fo:font-size="20pt" fo:letter-spacing="normal" fo:font-style="normal" fo:font-weight="normal" style:font-size-asian="20pt" style:font-size-complex="20pt"/>
    </style:style>
    <style:style style:name="T1" style:family="text">
      <style:text-properties officeooo:rsid="000f871c"/>
    </style:style>
    <text:list-style style:name="L1">
      <text:list-level-style-number text:level="1" text:style-name="Numbering_20_Symbols" style:num-suffix="." style:num-format="1" text:start-value="0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28619248" text:style-name="L1">
        <text:list-item>
          <text:p text:style-name="P3">Intro to Python – <text:span text:style-name="T1">Installation, etc.</text:span> </text:p>
        </text:list-item>
        <text:list-item>
          <text:p text:style-name="P3">Turtles</text:p>
        </text:list-item>
        <text:list-item>
          <text:p text:style-name="P2">Arithmetic</text:p>
        </text:list-item>
        <text:list-item>
          <text:p text:style-name="P2">Algebra</text:p>
        </text:list-item>
        <text:list-item>
          <text:p text:style-name="P2">Geometry</text:p>
        </text:list-item>
        <text:list-item>
          <text:p text:style-name="P2">Trigonometry</text:p>
        </text:list-item>
        <text:list-item>
          <text:p text:style-name="P4"><text:s/>Complex Numbers</text:p>
        </text:list-item>
        <text:list-item>
          <text:p text:style-name="P4"><text:s/>Classes and Objects</text:p>
        </text:list-item>
        <text:list-item>
          <text:p text:style-name="P3"><text:span text:style-name="T1">Matrices</text:span></text:p>
        </text:list-item>
        <text:list-item>
          <text:p text:style-name="P2">Fractals</text:p>
        </text:list-item>
        <text:list-item>
          <text:p text:style-name="P2">Cellular Automata</text:p>
        </text:list-item>
        <text:list-item>
          <text:p text:style-name="P2">3D Graphics</text:p>
        </text:list-item>
        <text:list-item>
          <text:p text:style-name="P2">Big Data</text:p>
        </text:list-item>
        <text:list-item>
          <text:p text:style-name="P5">Calculu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03:30:24.321000000</meta:creation-date>
    <meta:print-date>2016-11-26T03:30:47.221000000</meta:print-date>
    <dc:date>2017-06-15T22:39:43.114351877</dc:date>
    <meta:editing-duration>PT6H21M6S</meta:editing-duration>
    <meta:editing-cycles>3</meta:editing-cycles>
    <meta:generator>LibreOffice/5.3.1.2$Linux_x86 LibreOffice_project/30m0$Build-2</meta:generator>
    <meta:document-statistic meta:table-count="0" meta:image-count="0" meta:object-count="0" meta:page-count="1" meta:paragraph-count="14" meta:word-count="38" meta:character-count="209" meta:non-whitespace-character-count="195"/>
  </office:meta>
</office:document-meta>
</file>